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Type.setCopletAdapter( final CopletAdapter 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Type.CopletType( String id , CopletAdapter adap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letType.setCopletConfig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Typ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Type.removeCopletConfig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letType.getCoplet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Type.getCop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Type.setCopletConfig( final Map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letType.CopletTyp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Type.getCopletConfi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